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3" style:family="paragraph" style:parent-style-name="Standard">
      <style:text-properties officeooo:rsid="000eb24d" officeooo:paragraph-rsid="000eb24d"/>
    </style:style>
    <style:style style:name="P4" style:family="paragraph" style:parent-style-name="Standard">
      <style:text-properties officeooo:rsid="000ff062" officeooo:paragraph-rsid="000ff062"/>
    </style:style>
    <style:style style:name="T1" style:family="text">
      <style:text-properties fo:color="#bababa"/>
    </style:style>
    <style:style style:name="T2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yle=</text:span><text:span text:style-name="T2">"@style/Widget.AppCompat.Button.Borderless"</text:span></text:p>
      <text:p text:style-name="P1"/>
      <text:p text:style-name="P1"/>
      <text:p text:style-name="P1"><text:bookmark-start text:name="__DdeLink__3_1416542550"/><text:bookmark-start text:name="__DdeLink__10_1416542550"/>أ<text:bookmark-end text:name="__DdeLink__3_1416542550"/><text:bookmark-end text:name="__DdeLink__10_1416542550"/>وامر الجيت </text:p>
      <text:p text:style-name="P1">git add .</text:p>
      <text:p text:style-name="P1">git commit -m "</text:p>
      <text:p text:style-name="P1"><text:bookmark-start text:name="__DdeLink__14_728838398"/>git push -u origin master<text:bookmark-end text:name="__DdeLink__14_728838398"/></text:p>
      <text:p text:style-name="P3">محمد مساعد المرواني </text:p>
      <text:p text:style-name="P3"/>
      <text:p text:style-name="P4">system.out .printl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3-28T20:13:57.070200271</dc:date>
    <meta:editing-duration>PT3H15M5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0" meta:character-count="149" meta:non-whitespace-character-count="134"/>
  </office:meta>
</office:document-meta>
</file>